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Total Cit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11">
            <text:p>511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81">
            <text:p>481</text:p>
          </table:table-cell>
          <table:table-cell table:style-name="ce22" office:value-type="float" office:value="105">
            <text:p>10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814">
            <text:p>814</text:p>
          </table:table-cell>
          <table:table-cell table:style-name="ce22" office:value-type="float" office:value="186">
            <text:p>186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117">
            <text:p>2117</text:p>
          </table:table-cell>
          <table:table-cell table:style-name="ce22" office:value-type="float" office:value="282">
            <text:p>28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5586">
            <text:p>15,586</text:p>
          </table:table-cell>
          <table:table-cell table:style-name="ce22" office:value-type="float" office:value="2086">
            <text:p>208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80">
            <text:p>8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290">
            <text:p>1,290</text:p>
          </table:table-cell>
          <table:table-cell table:style-name="ce23" office:value-type="float" office:value="412">
            <text:p>41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8886">
            <text:p>8,886</text:p>
          </table:table-cell>
          <table:table-cell table:style-name="ce23" office:value-type="float" office:value="2369">
            <text:p>2,36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86">
            <text:p>486</text:p>
          </table:table-cell>
          <table:table-cell table:style-name="ce22" office:value-type="float" office:value="228">
            <text:p>228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107">
            <text:p>1107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298">
            <text:p>1298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23">
            <text:p>623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19">
            <text:p>419</text:p>
          </table:table-cell>
          <table:table-cell table:style-name="ce22" office:value-type="float" office:value="116">
            <text:p>116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321">
            <text:p>1321</text:p>
          </table:table-cell>
          <table:table-cell table:style-name="ce22" office:value-type="float" office:value="496">
            <text:p>496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3135">
            <text:p>13135</text:p>
          </table:table-cell>
          <table:table-cell table:style-name="ce22" office:value-type="float" office:value="1133">
            <text:p>113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58">
            <text:p>5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642">
            <text:p>64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401">
            <text:p>1,401</text:p>
          </table:table-cell>
          <table:table-cell table:style-name="ce22" office:value-type="float" office:value="318">
            <text:p>318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0502">
            <text:p>50,502</text:p>
          </table:table-cell>
          <table:table-cell table:style-name="ce22" office:value-type="float" office:value="7952">
            <text:p>795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227">
            <text:p>2,22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03">
            <text:p>103</text:p>
          </table:table-cell>
          <table:table-cell table:style-name="ce22" office:value-type="float" office:value="1741">
            <text:p>174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435">
            <text:p>3,435</text:p>
          </table:table-cell>
          <table:table-cell table:style-name="ce23" office:value-type="float" office:value="776">
            <text:p>77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9339">
            <text:p>9339</text:p>
          </table:table-cell>
          <table:table-cell table:style-name="ce22" office:value-type="float" office:value="71">
            <text:p>7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5913">
            <text:p>15913</text:p>
          </table:table-cell>
          <table:table-cell table:style-name="ce22" office:value-type="float" office:value="108">
            <text:p>108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883">
            <text:p>883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178">
            <text:p>4,178</text:p>
          </table:table-cell>
          <table:table-cell table:style-name="ce23" office:value-type="float" office:value="708">
            <text:p>708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1776">
            <text:p>1776</text:p>
          </table:table-cell>
          <table:table-cell table:style-name="ce21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197">
            <text:p>5197</text:p>
          </table:table-cell>
          <table:table-cell table:style-name="ce22" office:value-type="float" office:value="647">
            <text:p>647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5006">
            <text:p>45006</text:p>
          </table:table-cell>
          <table:table-cell table:style-name="ce22" office:value-type="float" office:value="4660">
            <text:p>466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6325">
            <text:p>86325</text:p>
          </table:table-cell>
          <table:table-cell table:style-name="ce22" office:value-type="float" office:value="10503">
            <text:p>1050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36827">
            <text:p>136827</text:p>
          </table:table-cell>
          <table:table-cell table:style-name="ce22" office:value-type="float" office:value="18455">
            <text:p>1845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